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D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(2*[.C2]*632.8*1342)/(1000000*[.B2])" office:value-type="float" office:value="0.0399631811764706" calcext:value-type="float">
            <text:p>0,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(2*[.C3]*632.8*1342)/(1000000*[.B3])" office:value-type="float" office:value="0.0640918943396227" calcext:value-type="float">
            <text:p>0,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(2*[.C4]*632.8*1342)/(1000000*[.B4])" office:value-type="float" office:value="0.1213168" calcext:value-type="float">
            <text:p>0,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2*[.C5]*632.8*1342)/(1000000*[.B5])" office:value-type="float" office:value="0.18528384" calcext:value-type="float">
            <text:p>0,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formula="of:=(2*[.C6]*632.8*1342)/(1000000*[.B6])" office:value-type="float" office:value="0.257338666666667" calcext:value-type="float">
            <text:p>0,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(2*[.C7]*632.8*1342)/(1000000*[.B7])" office:value-type="float" office:value="0.348396964102564" calcext:value-type="float">
            <text:p>0,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(2*[.C8]*632.8*1342)/(1000000*[.B8])" office:value-type="float" office:value="0.361369191489362" calcext:value-type="float">
            <text:p>0,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(2*[.C9]*632.8*1342)/(1000000*[.B9])" office:value-type="float" office:value="0.404389333333333" calcext:value-type="float">
            <text:p>0,4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(2*[.C10]*632.8*1342)/(1000000*[.B10])" office:value-type="float" office:value="0.38821376" calcext:value-type="float">
            <text:p>0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 style:data-style-name="N2" text:time-value="17:19:13.79593640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34:42.715040045</meta:creation-date>
    <dc:date>2022-02-11T17:23:45.183240260</dc:date>
    <meta:editing-duration>PT5M23S</meta:editing-duration>
    <meta:editing-cycles>3</meta:editing-cycles>
    <meta:generator>LibreOffice/6.4.7.2$Linux_X86_64 LibreOffice_project/40$Build-2</meta:generator>
    <meta:document-statistic meta:table-count="1" meta:cell-count="40" meta:object-count="0"/>
  </office:meta>
</office:document-meta>
</file>